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133cm"/>
    </style:style>
    <style:style style:name="co3" style:family="table-column">
      <style:table-column-properties fo:break-before="auto" style:column-width="12.82cm"/>
    </style:style>
    <style:style style:name="co4" style:family="table-column">
      <style:table-column-properties fo:break-before="auto" style:column-width="3.607cm"/>
    </style:style>
    <style:style style:name="co5" style:family="table-column">
      <style:table-column-properties fo:break-before="auto" style:column-width="1.997cm"/>
    </style:style>
    <style:style style:name="co6" style:family="table-column">
      <style:table-column-properties fo:break-before="auto" style:column-width="22.116cm"/>
    </style:style>
    <style:style style:name="co7" style:family="table-column">
      <style:table-column-properties fo:break-before="auto" style:column-width="1.164cm"/>
    </style:style>
    <style:style style:name="co8" style:family="table-column">
      <style:table-column-properties fo:break-before="auto" style:column-width="1.637cm"/>
    </style:style>
    <style:style style:name="co9" style:family="table-column">
      <style:table-column-properties fo:break-before="auto" style:column-width="1.386cm"/>
    </style:style>
    <style:style style:name="co10" style:family="table-column">
      <style:table-column-properties fo:break-before="auto" style:column-width="4.8cm"/>
    </style:style>
    <style:style style:name="co11" style:family="table-column">
      <style:table-column-properties fo:break-before="auto" style:column-width="21.56cm"/>
    </style:style>
    <style:style style:name="co12" style:family="table-column">
      <style:table-column-properties fo:break-before="auto" style:column-width="1.247cm"/>
    </style:style>
    <style:style style:name="co13" style:family="table-column">
      <style:table-column-properties fo:break-before="auto" style:column-width="1.526cm"/>
    </style:style>
    <style:style style:name="co14" style:family="table-column">
      <style:table-column-properties fo:break-before="auto" style:column-width="1.304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1.31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table table:name="RG" table:style-name="ta1" table:print="false"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office:value-type="string">
            <text:p>NOM</text:p>
          </table:table-cell>
          <table:table-cell office:value-type="string">
            <text:p>TYPE</text:p>
          </table:table-cell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string">
            <text:p>POWER</text:p>
          </table:table-cell>
          <table:table-cell office:value-type="string">
            <text:p>MIGHT</text:p>
          </table:table-cell>
        </table:table-row>
      </table:table>
      <table:table table:name="RB" table:style-name="ta1" table:print="false">
        <table:table-column table:style-name="co2" table:default-cell-style-name="Default"/>
        <table:table-column table:style-name="co1" table:default-cell-style-name="Default"/>
        <table:table-column table:style-name="co3" table:default-cell-style-name="ce1"/>
        <table:table-column table:style-name="co1" table:number-columns-repeated="3" table:default-cell-style-name="Default"/>
        <table:table-row table:style-name="ro1">
          <table:table-cell office:value-type="string">
            <text:p>NOM</text:p>
          </table:table-cell>
          <table:table-cell office:value-type="string">
            <text:p>TYPE</text:p>
          </table:table-cell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string">
            <text:p>POWER</text:p>
          </table:table-cell>
          <table:table-cell office:value-type="string">
            <text:p>MIGHT</text:p>
          </table:table-cell>
        </table:table-row>
        <table:table-row table:style-name="ro2">
          <table:table-cell table:style-name="ce2" office:value-type="string">
            <text:p>KAI'SA</text:p>
          </table:table-cell>
          <table:table-cell table:number-columns-repeated="5"/>
        </table:table-row>
        <table:table-row table:style-name="ro1">
          <table:table-cell office:value-type="string">
            <text:p>Daugther of the void</text:p>
          </table:table-cell>
          <table:table-cell office:value-type="string">
            <text:p>Legend</text:p>
          </table:table-cell>
          <table:table-cell office:value-type="string">
            <text:p>Rest – Reaction : Add Power. Use only to play spells.</text:p>
          </table:table-cell>
          <table:table-cell table:number-columns-repeated="3"/>
        </table:table-row>
        <table:table-row table:style-name="ro1">
          <table:table-cell office:value-type="string">
            <text:p>Icathian Rain</text:p>
          </table:table-cell>
          <table:table-cell office:value-type="string">
            <text:p>Signature</text:p>
          </table:table-cell>
          <table:table-cell office:value-type="string">
            <text:p>Do this 6 times : Deal 2 to a unit (You can choose different units)</text:p>
          </table:table-cell>
          <table:table-cell office:value-type="float" office:value="7">
            <text:p>7</text:p>
          </table:table-cell>
          <table:table-cell office:value-type="string">
            <text:p>3RB</text:p>
          </table:table-cell>
          <table:table-cell/>
        </table:table-row>
        <table:table-row table:style-name="ro3">
          <table:table-cell office:value-type="string">
            <text:p>Evolutionary</text:p>
          </table:table-cell>
          <table:table-cell office:value-type="string">
            <text:p>Champion</text:p>
          </table:table-cell>
          <table:table-cell office:value-type="string">
            <text:p>Ganking. When I conquer, you may play a spell from your trash with Energy cost less than your points without paying its Energy cost. Then recycle it. (You must still pay its Power cost.)</text:p>
          </table:table-cell>
          <table:table-cell office:value-type="float" office:value="6">
            <text:p>6</text:p>
          </table:table-cell>
          <table:table-cell office:value-type="string">
            <text:p>B</text:p>
          </table:table-cell>
          <table:table-cell office:value-type="float" office:value="6">
            <text:p>6</text:p>
          </table:table-cell>
        </table:table-row>
        <table:table-row table:style-name="ro3" table:number-rows-repeated="1048570">
          <table:table-cell table:number-columns-repeated="6"/>
        </table:table-row>
        <table:table-row table:style-name="ro3">
          <table:table-cell table:number-columns-repeated="6"/>
        </table:table-row>
      </table:table>
      <table:table table:name="RO" table:style-name="ta1" table:print="false"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>
            <text:p>NOM</text:p>
          </table:table-cell>
          <table:table-cell office:value-type="string">
            <text:p>TYPE</text:p>
          </table:table-cell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string">
            <text:p>POWER</text:p>
          </table:table-cell>
          <table:table-cell office:value-type="string">
            <text:p>MIGHT</text:p>
          </table:table-cell>
        </table:table-row>
        <table:table-row table:style-name="ro1">
          <table:table-cell table:style-name="ce2" office:value-type="string">
            <text:p>Volibear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ce3" office:value-type="string">
            <text:p><text:span text:style-name="T1">Relentless Storm</text:span></text:p>
          </table:table-cell>
          <table:table-cell office:value-type="string">
            <text:p>Legend</text:p>
          </table:table-cell>
          <table:table-cell office:value-type="string">
            <text:p>When you play a Mighty Unit yo may exhaust meto channel 1 rune exhausted.</text:p>
          </table:table-cell>
          <table:table-cell table:number-columns-repeated="3"/>
        </table:table-row>
        <table:table-row table:style-name="ro1">
          <table:table-cell office:value-type="string">
            <text:p>Stormbringer</text:p>
          </table:table-cell>
          <table:table-cell office:value-type="string">
            <text:p>Signature</text:p>
          </table:table-cell>
          <table:table-cell office:value-type="string">
            <text:p>Choose a friendly unit in your base. Deal damage equal to its Might to all enemy units at a battlefield, then move your unit there.</text:p>
          </table:table-cell>
          <table:table-cell office:value-type="float" office:value="6">
            <text:p>6</text:p>
          </table:table-cell>
          <table:table-cell office:value-type="string">
            <text:p>2RO</text:p>
          </table:table-cell>
          <table:table-cell/>
        </table:table-row>
        <table:table-row table:style-name="ro1">
          <table:table-cell office:value-type="string">
            <text:p>Furious</text:p>
          </table:table-cell>
          <table:table-cell office:value-type="string">
            <text:p>Champion</text:p>
          </table:table-cell>
          <table:table-cell table:style-name="Default" office:value-type="string">
            <text:p>Deflect 2. When I attack, deal 5 damages split among any number of ennemy units here.</text:p>
          </table:table-cell>
          <table:table-cell office:value-type="float" office:value="10">
            <text:p>10</text:p>
          </table:table-cell>
          <table:table-cell office:value-type="string">
            <text:p>2R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Imposing</text:p>
          </table:table-cell>
          <table:table-cell office:value-type="string">
            <text:p>Champion</text:p>
          </table:table-cell>
          <table:table-cell table:style-name="Default" office:value-type="string">
            <text:p>Shield 3. Tank. When an opponent moves to a battlefield other than mine, draw 1.</text:p>
          </table:table-cell>
          <table:table-cell office:value-type="float" office:value="12">
            <text:p>12</text:p>
          </table:table-cell>
          <table:table-cell office:value-type="string">
            <text:p>2O</text:p>
          </table:table-cell>
          <table:table-cell office:value-type="float" office:value="10">
            <text:p>10</text:p>
          </table:table-cell>
        </table:table-row>
      </table:table>
      <table:table table:name="RP" table:style-name="ta1" table:print="false"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>
            <text:p>NOM</text:p>
          </table:table-cell>
          <table:table-cell office:value-type="string">
            <text:p>TYPE</text:p>
          </table:table-cell>
          <table:table-cell table:style-name="ce1" office:value-type="string">
            <text:p>EFFET</text:p>
          </table:table-cell>
          <table:table-cell office:value-type="string">
            <text:p>COST</text:p>
          </table:table-cell>
          <table:table-cell office:value-type="string">
            <text:p>POWER</text:p>
          </table:table-cell>
          <table:table-cell office:value-type="string">
            <text:p>MIGHT</text:p>
          </table:table-cell>
        </table:table-row>
        <table:table-row table:style-name="ro1">
          <table:table-cell table:style-name="ce2" office:value-type="string">
            <text:p><text:span text:style-name="T2">Jinx</text:span></text:p>
          </table:table-cell>
          <table:table-cell table:number-columns-repeated="5"/>
        </table:table-row>
        <table:table-row table:style-name="ro1">
          <table:table-cell office:value-type="string">
            <text:p>Lose Canon</text:p>
          </table:table-cell>
          <table:table-cell office:value-type="string">
            <text:p>Legend</text:p>
          </table:table-cell>
          <table:table-cell office:value-type="string">
            <text:p>At start of your Beginning Phase, draw 1 if you have 1 or fewer cards in your hand.</text:p>
          </table:table-cell>
          <table:table-cell table:number-columns-repeated="3"/>
        </table:table-row>
        <table:table-row table:style-name="ro1">
          <table:table-cell office:value-type="string">
            <text:p>Super Mega Death Rocket</text:p>
          </table:table-cell>
          <table:table-cell office:value-type="string">
            <text:p>Signature</text:p>
          </table:table-cell>
          <table:table-cell office:value-type="string">
            <text:p>Deal 5 to a unit. When you conquer, you may discard 1 to return this from your trash to your hand.</text:p>
          </table:table-cell>
          <table:table-cell office:value-type="float" office:value="4">
            <text:p>4</text:p>
          </table:table-cell>
          <table:table-cell office:value-type="string">
            <text:p>1RP</text:p>
          </table:table-cell>
          <table:table-cell/>
        </table:table-row>
        <table:table-row table:style-name="ro1">
          <table:table-cell office:value-type="string">
            <text:p>Demolitionist</text:p>
          </table:table-cell>
          <table:table-cell office:value-type="string">
            <text:p>Champion</text:p>
          </table:table-cell>
          <table:table-cell office:value-type="string">
            <text:p>Accelerate. Assault 2. When you play me, discard 2.</text:p>
          </table:table-cell>
          <table:table-cell office:value-type="float" office:value="3">
            <text:p>3</text:p>
          </table:table-cell>
          <table:table-cell office:value-type="string">
            <text:p>1R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Rebel</text:p>
          </table:table-cell>
          <table:table-cell office:value-type="string">
            <text:p>Champion</text:p>
          </table:table-cell>
          <table:table-cell office:value-type="string">
            <text:p>When you discard one or more cards, ready me and give me +1M this turn.</text:p>
          </table:table-cell>
          <table:table-cell office:value-type="float" office:value="5">
            <text:p>5</text:p>
          </table:table-cell>
          <table:table-cell office:value-type="string">
            <text:p>1P</text:p>
          </table:table-cell>
          <table:table-cell office:value-type="float" office:value="5">
            <text:p>5</text:p>
          </table:table-cell>
        </table:table-row>
      </table:table>
      <table:table table:name="RY" table:style-name="ta1" table:print="false"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office:value-type="string">
            <text:p>NOM</text:p>
          </table:table-cell>
          <table:table-cell office:value-type="string">
            <text:p>TYPE</text:p>
          </table:table-cell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string">
            <text:p>POWER</text:p>
          </table:table-cell>
          <table:table-cell office:value-type="string">
            <text:p>MIGHT</text:p>
          </table:table-cell>
        </table:table-row>
      </table:table>
      <table:table table:name="GB" table:style-name="ta1" table:print="false"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office:value-type="string">
            <text:p>NOM</text:p>
          </table:table-cell>
          <table:table-cell office:value-type="string">
            <text:p>TYPE</text:p>
          </table:table-cell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string">
            <text:p>POWER</text:p>
          </table:table-cell>
          <table:table-cell office:value-type="string">
            <text:p>MIGHT</text:p>
          </table:table-cell>
        </table:table-row>
      </table:table>
      <table:table table:name="GO" table:style-name="ta1" table:print="false"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office:value-type="string">
            <text:p>NOM</text:p>
          </table:table-cell>
          <table:table-cell office:value-type="string">
            <text:p>TYPE</text:p>
          </table:table-cell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string">
            <text:p>POWER</text:p>
          </table:table-cell>
          <table:table-cell office:value-type="string">
            <text:p>MIGHT</text:p>
          </table:table-cell>
        </table:table-row>
      </table:table>
      <table:table table:name="GP" table:style-name="ta1" table:print="false"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office:value-type="string">
            <text:p>NOM</text:p>
          </table:table-cell>
          <table:table-cell office:value-type="string">
            <text:p>TYPE</text:p>
          </table:table-cell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string">
            <text:p>POWER</text:p>
          </table:table-cell>
          <table:table-cell office:value-type="string">
            <text:p>MIGHT</text:p>
          </table:table-cell>
        </table:table-row>
      </table:table>
      <table:table table:name="GY" table:style-name="ta1" table:print="false"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office:value-type="string">
            <text:p>NOM</text:p>
          </table:table-cell>
          <table:table-cell office:value-type="string">
            <text:p>TYPE</text:p>
          </table:table-cell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string">
            <text:p>POWER</text:p>
          </table:table-cell>
          <table:table-cell office:value-type="string">
            <text:p>MIGHT</text:p>
          </table:table-cell>
        </table:table-row>
      </table:table>
      <table:table table:name="BO" table:style-name="ta1" table:print="false"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office:value-type="string">
            <text:p>NOM</text:p>
          </table:table-cell>
          <table:table-cell office:value-type="string">
            <text:p>TYPE</text:p>
          </table:table-cell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string">
            <text:p>POWER</text:p>
          </table:table-cell>
          <table:table-cell office:value-type="string">
            <text:p>MIGHT</text:p>
          </table:table-cell>
        </table:table-row>
      </table:table>
      <table:table table:name="BP" table:style-name="ta1" table:print="false"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office:value-type="string">
            <text:p>NOM</text:p>
          </table:table-cell>
          <table:table-cell office:value-type="string">
            <text:p>TYPE</text:p>
          </table:table-cell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string">
            <text:p>POWER</text:p>
          </table:table-cell>
          <table:table-cell office:value-type="string">
            <text:p>MIGHT</text:p>
          </table:table-cell>
        </table:table-row>
      </table:table>
      <table:table table:name="BY" table:style-name="ta1" table:print="false"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office:value-type="string">
            <text:p>NOM</text:p>
          </table:table-cell>
          <table:table-cell office:value-type="string">
            <text:p>TYPE</text:p>
          </table:table-cell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string">
            <text:p>POWER</text:p>
          </table:table-cell>
          <table:table-cell office:value-type="string">
            <text:p>MIGHT</text:p>
          </table:table-cell>
        </table:table-row>
      </table:table>
      <table:table table:name="OP" table:style-name="ta1" table:print="false"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office:value-type="string">
            <text:p>NOM</text:p>
          </table:table-cell>
          <table:table-cell office:value-type="string">
            <text:p>TYPE</text:p>
          </table:table-cell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string">
            <text:p>POWER</text:p>
          </table:table-cell>
          <table:table-cell office:value-type="string">
            <text:p>MIGHT</text:p>
          </table:table-cell>
        </table:table-row>
      </table:table>
      <table:table table:name="OY" table:style-name="ta1" table:print="false"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office:value-type="string">
            <text:p>NOM</text:p>
          </table:table-cell>
          <table:table-cell office:value-type="string">
            <text:p>TYPE</text:p>
          </table:table-cell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string">
            <text:p>POWER</text:p>
          </table:table-cell>
          <table:table-cell office:value-type="string">
            <text:p>MIGHT</text:p>
          </table:table-cell>
        </table:table-row>
      </table:table>
      <table:table table:name="PY" table:style-name="ta1" table:print="false"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office:value-type="string">
            <text:p>NOM</text:p>
          </table:table-cell>
          <table:table-cell office:value-type="string">
            <text:p>TYPE</text:p>
          </table:table-cell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string">
            <text:p>POWER</text:p>
          </table:table-cell>
          <table:table-cell office:value-type="string">
            <text:p>MIGHT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6-30">30/06/2025</text:date>, <text:time>10:28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lément Tassa</meta:initial-creator>
    <meta:creation-date>2025-06-30T09:48:59.07</meta:creation-date>
    <meta:generator>OpenOffice/4.1.15$Win32 OpenOffice.org_project/4115m2$Build-9813</meta:generator>
    <dc:date>2025-06-30T10:28:42.29</dc:date>
    <dc:creator>Clément Tassa</dc:creator>
    <meta:editing-duration>PT39M43S</meta:editing-duration>
    <meta:editing-cycles>1</meta:editing-cycles>
    <meta:document-statistic meta:table-count="15" meta:cell-count="147" meta:object-count="0"/>
  </office:meta>
</office:document-meta>
</file>